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text-align="center" style:justify-single-word="false"/>
      <style:text-properties officeooo:paragraph-rsid="0084edf3"/>
    </style:style>
    <style:style style:name="P3" style:family="paragraph" style:parent-style-name="Text_20_body">
      <style:paragraph-properties fo:text-align="center" style:justify-single-word="false"/>
      <style:text-properties officeooo:paragraph-rsid="0085b6cc"/>
    </style:style>
    <style:style style:name="P4" style:family="paragraph" style:parent-style-name="Text_20_body">
      <style:paragraph-properties fo:text-align="center" style:justify-single-word="false"/>
      <style:text-properties officeooo:paragraph-rsid="0084bde4"/>
    </style:style>
    <style:style style:name="P5" style:family="paragraph" style:parent-style-name="Text_20_body">
      <style:text-properties officeooo:paragraph-rsid="009152fa"/>
    </style:style>
    <style:style style:name="P6" style:family="paragraph" style:parent-style-name="Heading_20_3">
      <style:text-properties officeooo:paragraph-rsid="00aa1514"/>
    </style:style>
    <style:style style:name="P7" style:family="paragraph" style:parent-style-name="Text_20_body">
      <style:text-properties officeooo:paragraph-rsid="00aa1514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aa1514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77a2b6"/>
    </style:style>
    <style:style style:name="P10" style:family="paragraph" style:parent-style-name="Text_20_body">
      <style:text-properties officeooo:paragraph-rsid="007dc4ec"/>
    </style:style>
    <style:style style:name="P11" style:family="paragraph" style:parent-style-name="Text_20_body">
      <style:text-properties officeooo:paragraph-rsid="00b2fa55"/>
    </style:style>
    <style:style style:name="P12" style:family="paragraph" style:parent-style-name="Text_20_body">
      <style:text-properties officeooo:paragraph-rsid="0087282b"/>
    </style:style>
    <style:style style:name="P13" style:family="paragraph" style:parent-style-name="Text_20_body">
      <style:text-properties officeooo:paragraph-rsid="0094b496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50e8cd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94b496"/>
    </style:style>
    <style:style style:name="P16" style:family="paragraph" style:parent-style-name="Heading_20_3">
      <style:paragraph-properties fo:keep-with-next="always"/>
      <style:text-properties officeooo:paragraph-rsid="006f684d"/>
    </style:style>
    <style:style style:name="P17" style:family="paragraph" style:parent-style-name="Text_20_body">
      <style:text-properties officeooo:paragraph-rsid="00707bf6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4a8c17"/>
    </style:style>
    <style:style style:name="P19" style:family="paragraph" style:parent-style-name="Text_20_body">
      <style:text-properties officeooo:paragraph-rsid="0071f73b"/>
    </style:style>
    <style:style style:name="P20" style:family="paragraph" style:parent-style-name="Text_20_body">
      <style:text-properties officeooo:paragraph-rsid="00726fa6"/>
    </style:style>
    <style:style style:name="P21" style:family="paragraph" style:parent-style-name="Preformatted_20_Text">
      <style:paragraph-properties fo:margin-top="0cm" fo:margin-bottom="0.499cm" style:contextual-spacing="false" style:writing-mode="lr-tb"/>
      <style:text-properties officeooo:paragraph-rsid="00726fa6"/>
    </style:style>
    <style:style style:name="P22" style:family="paragraph" style:parent-style-name="Preformatted_20_Text">
      <style:paragraph-properties fo:margin-top="0cm" fo:margin-bottom="0.499cm" style:contextual-spacing="false" style:writing-mode="lr-tb"/>
      <style:text-properties officeooo:paragraph-rsid="004b58db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paragraph-rsid="004b58db"/>
    </style:style>
    <style:style style:name="P24" style:family="paragraph" style:parent-style-name="Text_20_body">
      <style:text-properties officeooo:paragraph-rsid="006ded45"/>
    </style:style>
    <style:style style:name="P25" style:family="paragraph" style:parent-style-name="Preformatted_20_Text">
      <style:paragraph-properties fo:margin-top="0cm" fo:margin-bottom="0.499cm" style:contextual-spacing="false"/>
      <style:text-properties officeooo:paragraph-rsid="006ded45"/>
    </style:style>
    <style:style style:name="P26" style:family="paragraph" style:parent-style-name="Text_20_body">
      <style:text-properties officeooo:paragraph-rsid="006ef489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6ef489"/>
    </style:style>
    <style:style style:name="P28" style:family="paragraph" style:parent-style-name="Preformatted_20_Text">
      <style:paragraph-properties fo:margin-top="0cm" fo:margin-bottom="0.499cm" style:contextual-spacing="false"/>
      <style:text-properties officeooo:paragraph-rsid="004ce3ba"/>
    </style:style>
    <style:style style:name="P29" style:family="paragraph" style:parent-style-name="Preformatted_20_Text">
      <style:paragraph-properties fo:margin-top="0cm" fo:margin-bottom="0.499cm" style:contextual-spacing="false" style:writing-mode="lr-tb"/>
      <style:text-properties officeooo:paragraph-rsid="004ce3ba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paragraph-rsid="005576e9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50807b"/>
    </style:style>
    <style:style style:name="P32" style:family="paragraph" style:parent-style-name="Text_20_body">
      <style:text-properties officeooo:paragraph-rsid="00ae836b"/>
    </style:style>
    <style:style style:name="P33" style:family="paragraph" style:parent-style-name="Text_20_body">
      <style:text-properties officeooo:paragraph-rsid="00b4d9d9"/>
    </style:style>
    <style:style style:name="P34" style:family="paragraph" style:parent-style-name="Preformatted_20_Text">
      <style:paragraph-properties fo:margin-top="0cm" fo:margin-bottom="0.499cm" style:contextual-spacing="false"/>
      <style:text-properties officeooo:paragraph-rsid="007d0c27"/>
    </style:style>
    <style:style style:name="P35" style:family="paragraph" style:parent-style-name="Preformatted_20_Text">
      <style:paragraph-properties fo:margin-top="0cm" fo:margin-bottom="0.499cm" style:contextual-spacing="false"/>
      <style:text-properties officeooo:paragraph-rsid="0075a9a8"/>
    </style:style>
    <style:style style:name="P36" style:family="paragraph" style:parent-style-name="Preformatted_20_Text">
      <style:paragraph-properties fo:margin-top="0cm" fo:margin-bottom="0.499cm" style:contextual-spacing="false"/>
      <style:text-properties officeooo:paragraph-rsid="007a014d"/>
    </style:style>
    <style:style style:name="P37" style:family="paragraph" style:parent-style-name="Preformatted_20_Text">
      <style:paragraph-properties fo:margin-top="0cm" fo:margin-bottom="0.499cm" style:contextual-spacing="false"/>
      <style:text-properties officeooo:paragraph-rsid="009fd033"/>
    </style:style>
    <style:style style:name="T1" style:family="text">
      <style:text-properties officeooo:rsid="006d61af"/>
    </style:style>
    <style:style style:name="T2" style:family="text">
      <style:text-properties officeooo:rsid="009152fa"/>
    </style:style>
    <style:style style:name="T3" style:family="text">
      <style:text-properties officeooo:rsid="0085b6cc"/>
    </style:style>
    <style:style style:name="T4" style:family="text">
      <style:text-properties officeooo:rsid="0084bde4"/>
    </style:style>
    <style:style style:name="T5" style:family="text">
      <style:text-properties officeooo:rsid="00a95284"/>
    </style:style>
    <style:style style:name="T6" style:family="text">
      <style:text-properties officeooo:rsid="009158fb"/>
    </style:style>
    <style:style style:name="T7" style:family="text">
      <style:text-properties officeooo:rsid="00aa1514"/>
    </style:style>
    <style:style style:name="T8" style:family="text">
      <style:text-properties officeooo:rsid="00a8ac27"/>
    </style:style>
    <style:style style:name="T9" style:family="text">
      <style:text-properties officeooo:rsid="00aad9e5"/>
    </style:style>
    <style:style style:name="T10" style:family="text">
      <style:text-properties officeooo:rsid="0013cbef"/>
    </style:style>
    <style:style style:name="T11" style:family="text">
      <style:text-properties officeooo:rsid="00784fdb"/>
    </style:style>
    <style:style style:name="T12" style:family="text">
      <style:text-properties officeooo:rsid="00482665"/>
    </style:style>
    <style:style style:name="T13" style:family="text">
      <style:text-properties officeooo:rsid="001997dd"/>
    </style:style>
    <style:style style:name="T14" style:family="text">
      <style:text-properties officeooo:rsid="0077a2b6"/>
    </style:style>
    <style:style style:name="T15" style:family="text">
      <style:text-properties officeooo:rsid="00789d3d"/>
    </style:style>
    <style:style style:name="T16" style:family="text">
      <style:text-properties officeooo:rsid="007dc4ec"/>
    </style:style>
    <style:style style:name="T17" style:family="text">
      <style:text-properties officeooo:rsid="007e0022"/>
    </style:style>
    <style:style style:name="T18" style:family="text">
      <style:text-properties officeooo:rsid="00b2fa55"/>
    </style:style>
    <style:style style:name="T19" style:family="text">
      <style:text-properties officeooo:rsid="00b35681"/>
    </style:style>
    <style:style style:name="T20" style:family="text">
      <style:text-properties officeooo:rsid="0067504a"/>
    </style:style>
    <style:style style:name="T21" style:family="text">
      <style:text-properties officeooo:rsid="0088b82c"/>
    </style:style>
    <style:style style:name="T22" style:family="text">
      <style:text-properties officeooo:rsid="008a6d32"/>
    </style:style>
    <style:style style:name="T23" style:family="text">
      <style:text-properties officeooo:rsid="0087282b"/>
    </style:style>
    <style:style style:name="T24" style:family="text">
      <style:text-properties officeooo:rsid="00876d79"/>
    </style:style>
    <style:style style:name="T25" style:family="text">
      <style:text-properties officeooo:rsid="0056e1b5"/>
    </style:style>
    <style:style style:name="T26" style:family="text">
      <style:text-properties officeooo:rsid="0060b270"/>
    </style:style>
    <style:style style:name="T27" style:family="text">
      <style:text-properties officeooo:rsid="003b5b1e"/>
    </style:style>
    <style:style style:name="T28" style:family="text">
      <style:text-properties officeooo:rsid="0094b496"/>
    </style:style>
    <style:style style:name="T29" style:family="text">
      <style:text-properties officeooo:rsid="009515b5"/>
    </style:style>
    <style:style style:name="T30" style:family="text">
      <style:text-properties officeooo:rsid="00510286"/>
    </style:style>
    <style:style style:name="T31" style:family="text">
      <style:text-properties officeooo:rsid="00682ccd"/>
    </style:style>
    <style:style style:name="T32" style:family="text">
      <style:text-properties officeooo:rsid="0069cfe2"/>
    </style:style>
    <style:style style:name="T33" style:family="text">
      <style:text-properties officeooo:rsid="008bfd05"/>
    </style:style>
    <style:style style:name="T34" style:family="text">
      <style:text-properties officeooo:rsid="00223239"/>
    </style:style>
    <style:style style:name="T35" style:family="text">
      <style:text-properties officeooo:rsid="0062ecb3"/>
    </style:style>
    <style:style style:name="T36" style:family="text">
      <style:text-properties style:font-name="Liberation Sans" officeooo:rsid="006f684d" style:font-name-asian="DejaVu Sans" style:font-name-complex="Noto Sans1"/>
    </style:style>
    <style:style style:name="T37" style:family="text">
      <style:text-properties style:font-name="Liberation Sans" officeooo:rsid="00707bf6" style:font-name-asian="DejaVu Sans" style:font-name-complex="Noto Sans1"/>
    </style:style>
    <style:style style:name="T38" style:family="text">
      <style:text-properties officeooo:rsid="0071f73b"/>
    </style:style>
    <style:style style:name="T39" style:family="text">
      <style:text-properties officeooo:rsid="002520b8"/>
    </style:style>
    <style:style style:name="T40" style:family="text">
      <style:text-properties officeooo:rsid="00726fa6"/>
    </style:style>
    <style:style style:name="T41" style:family="text">
      <style:text-properties officeooo:rsid="0026ff63"/>
    </style:style>
    <style:style style:name="T42" style:family="text">
      <style:text-properties officeooo:rsid="006d7183"/>
    </style:style>
    <style:style style:name="T43" style:family="text">
      <style:text-properties officeooo:rsid="003a1938"/>
    </style:style>
    <style:style style:name="T44" style:family="text">
      <style:text-properties officeooo:rsid="006ded45"/>
    </style:style>
    <style:style style:name="T45" style:family="text">
      <style:text-properties officeooo:rsid="006ef489"/>
    </style:style>
    <style:style style:name="T46" style:family="text">
      <style:text-properties officeooo:rsid="003dd78a"/>
    </style:style>
    <style:style style:name="T47" style:family="text">
      <style:text-properties officeooo:rsid="005576e9"/>
    </style:style>
    <style:style style:name="T48" style:family="text">
      <style:text-properties officeooo:rsid="006d27bc"/>
    </style:style>
    <style:style style:name="T49" style:family="text">
      <style:text-properties officeooo:rsid="006d1ff5"/>
    </style:style>
    <style:style style:name="T50" style:family="text">
      <style:text-properties officeooo:rsid="006ad1f4"/>
    </style:style>
    <style:style style:name="T51" style:family="text">
      <style:text-properties officeooo:rsid="006c9ec7"/>
    </style:style>
    <style:style style:name="T52" style:family="text">
      <style:text-properties officeooo:rsid="00a100fa"/>
    </style:style>
    <style:style style:name="T53" style:family="text">
      <style:text-properties officeooo:rsid="0043f2e8"/>
    </style:style>
    <style:style style:name="T54" style:family="text">
      <style:text-properties officeooo:rsid="00467221"/>
    </style:style>
    <style:style style:name="T55" style:family="text">
      <style:text-properties officeooo:rsid="0047b9ba"/>
    </style:style>
    <style:style style:name="T56" style:family="text">
      <style:text-properties officeooo:rsid="00988de9"/>
    </style:style>
    <style:style style:name="T57" style:family="text">
      <style:text-properties officeooo:rsid="0099fa8a"/>
    </style:style>
    <style:style style:name="T58" style:family="text">
      <style:text-properties officeooo:rsid="0097699e"/>
    </style:style>
    <style:style style:name="T59" style:family="text">
      <style:text-properties officeooo:rsid="009696fc"/>
    </style:style>
    <style:style style:name="T60" style:family="text">
      <style:text-properties officeooo:rsid="0049ebf7"/>
    </style:style>
    <style:style style:name="T61" style:family="text">
      <style:text-properties officeooo:rsid="00988c97"/>
    </style:style>
    <style:style style:name="T62" style:family="text">
      <style:text-properties officeooo:rsid="00ae836b"/>
    </style:style>
    <style:style style:name="T63" style:family="text">
      <style:text-properties officeooo:rsid="00b01440"/>
    </style:style>
    <style:style style:name="T64" style:family="text">
      <style:text-properties officeooo:rsid="00b1f236"/>
    </style:style>
    <style:style style:name="T65" style:family="text">
      <style:text-properties officeooo:rsid="00b4d9d9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officeooo:rsid="00ae094a"/>
    </style:style>
    <style:style style:name="T68" style:family="text">
      <style:text-properties officeooo:rsid="005dfa1c"/>
    </style:style>
    <style:style style:name="T69" style:family="text">
      <style:text-properties officeooo:rsid="005cb3d1"/>
    </style:style>
    <style:style style:name="T70" style:family="text">
      <style:text-properties officeooo:rsid="009b198e"/>
    </style:style>
    <style:style style:name="T71" style:family="text">
      <style:text-properties officeooo:rsid="007f9ae4"/>
    </style:style>
    <style:style style:name="T72" style:family="text">
      <style:text-properties officeooo:rsid="0059c7eb"/>
    </style:style>
    <style:style style:name="T73" style:family="text">
      <style:text-properties officeooo:rsid="007d0c27"/>
    </style:style>
    <style:style style:name="T74" style:family="text">
      <style:text-properties officeooo:rsid="009e5f90"/>
    </style:style>
    <style:style style:name="T75" style:family="text">
      <style:text-properties officeooo:rsid="007b6736"/>
    </style:style>
    <style:style style:name="T76" style:family="text">
      <style:text-properties officeooo:rsid="009fd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Title"><text:span text:style-name="Source_20_Text">Developping embedded systems with Rust </text:span><text:span text:style-name="Source_20_Text"><text:span text:style-name="T1">and Distrobox</text:span></text:span></text:p>
      <text:p text:style-name="Text_20_body"><text:span text:style-name="Source_20_Text"/></text:p>
      <text:p text:style-name="P2"><text:span text:style-name="Source_20_Text">© 2025 by Stephan Kunz </text:span></text:p>
      <text:p text:style-name="P3"><text:span text:style-name="Source_20_Text"><text:span text:style-name="T2">L</text:span></text:span><text:span text:style-name="Source_20_Text">icensed under </text:span><text:span text:style-name="Source_20_Text"><text:span text:style-name="T3">CC BY 4.0</text:span></text:span></text:p>
      <text:p text:style-name="P3"><text:span text:style-name="Source_20_Text"><text:s/></text:span><text:a xlink:type="simple" xlink:href="https://creativecommons.org/licenses/by/4.0/" text:style-name="Internet_20_link" text:visited-style-name="Visited_20_Internet_20_Link"><text:span text:style-name="Source_20_Text">https://creativecommons.org/licenses/by/4.0/</text:span></text:a></text:p>
      <text:p text:style-name="P4"><text:span text:style-name="Source_20_Text"><text:span text:style-name="T4"><text:s/></text:span></text:span></text:p>
      <text:p text:style-name="P1"><text:span text:style-name="Source_20_Text"/></text:p>
      <text:h text:style-name="Heading_20_1" text:outline-level="1"><text:span text:style-name="Source_20_Text">Introduction</text:span></text:h>
      <text:p text:style-name="P5"><text:span text:style-name="Source_20_Text"><text:span text:style-name="T2">I am using openSUSE Aeon </text:span></text:span><text:span text:style-name="Source_20_Text"><text:span text:style-name="T5">with VSCode as IDE </text:span></text:span><text:span text:style-name="Source_20_Text"><text:span text:style-name="T2">for </text:span></text:span><text:span text:style-name="Source_20_Text"><text:span text:style-name="T5">software development</text:span></text:span><text:span text:style-name="Source_20_Text"><text:span text:style-name="T2"> so these descriptions base on this environment. Nevertheless </text:span></text:span><text:span text:style-name="Source_20_Text"><text:span text:style-name="T6">they</text:span></text:span><text:span text:style-name="Source_20_Text"><text:span text:style-name="T2"> should work on any distribution </text:span></text:span><text:span text:style-name="Source_20_Text"><text:span text:style-name="T5">and </text:span></text:span><text:span text:style-name="Source_20_Text"><text:span text:style-name="T7">with </text:span></text:span><text:span text:style-name="Source_20_Text"><text:span text:style-name="T5">other IDEs </text:span></text:span><text:span text:style-name="Source_20_Text"><text:span text:style-name="T2">support</text:span></text:span><text:span text:style-name="Source_20_Text"><text:span text:style-name="T5">ing</text:span></text:span><text:span text:style-name="Source_20_Text"><text:span text:style-name="T2"> Distrobox.</text:span></text:span></text:p>
      <text:p text:style-name="P5"><text:span text:style-name="Source_20_Text"/></text:p>
      <text:h text:style-name="P6" text:outline-level="3">Setup <text:span text:style-name="T8"><text:s/></text:span>VSCode</text:h>
      <text:p text:style-name="P7"><text:span text:style-name="Source_20_Text"><text:span text:style-name="T7">Install VSCode from flathub </text:span></text:span><text:span text:style-name="Source_20_Text"><text:span text:style-name="T9">and then</text:span></text:span><text:span text:style-name="Source_20_Text"> follow the instructions in</text:span></text:p>
      <text:p text:style-name="P8"><text:a xlink:type="simple" xlink:href="https://distrobox.it/posts/integrate_vscode_distrobox/" text:style-name="Internet_20_link" text:visited-style-name="Visited_20_Internet_20_Link"><text:span text:style-name="Source_20_Text">https://distrobox.it/posts/integrate_vscode_distrobox/</text:span></text:a></text:p>
      <text:p text:style-name="P7"><text:span text:style-name="Source_20_Text"/></text:p>
      <text:h text:style-name="Heading_20_1" text:outline-level="1"><text:span text:style-name="Source_20_Text"><text:span text:style-name="T10">Create a Rust </text:span></text:span><text:span text:style-name="Source_20_Text"><text:span text:style-name="T11">d</text:span></text:span><text:span text:style-name="Source_20_Text"><text:span text:style-name="T10">evelopment environment with distrobox </text:span></text:span><text:span text:style-name="Source_20_Text"><text:span text:style-name="T12">and VSCode</text:span></text:span><text:span text:style-name="Source_20_Text"><text:span text:style-name="T10"> </text:span></text:span><text:span text:style-name="Source_20_Text"><text:span text:style-name="T13">for </text:span></text:span><text:span text:style-name="Source_20_Text"><text:span text:style-name="T14">QEMU Cortex-M3 Emulation and </text:span></text:span><text:span text:style-name="Source_20_Text"><text:span text:style-name="T13">STM F3 Discovery Board</text:span></text:span></text:h>
      <text:p text:style-name="P9"><text:span text:style-name="Source_20_Text"><text:span text:style-name="T14">Th</text:span></text:span><text:span text:style-name="Source_20_Text"><text:span text:style-name="T15">is</text:span></text:span><text:span text:style-name="Source_20_Text"><text:span text:style-name="T14"> is the environment used in the Rust Embedded Book:</text:span></text:span></text:p>
      <text:p text:style-name="P9"><text:a xlink:type="simple" xlink:href="https://doc.rust-lang.org/stable/embedded-book/" text:style-name="Internet_20_link" text:visited-style-name="Visited_20_Internet_20_Link"><text:span text:style-name="Source_20_Text">https://doc.rust-lang.org/stable/embedded-book/</text:span></text:a></text:p>
      <text:p text:style-name="P10"><text:span text:style-name="Source_20_Text"><text:span text:style-name="T16">You can follow these instructions and then continue </text:span></text:span><text:span text:style-name="Source_20_Text"><text:span text:style-name="T17">with</text:span></text:span><text:span text:style-name="Source_20_Text"><text:span text:style-name="T16"> </text:span></text:span><text:a xlink:type="simple" xlink:href="https://doc.rust-lang.org/stable/embedded-book/start/index.html" text:style-name="Internet_20_link" text:visited-style-name="Visited_20_Internet_20_Link"><text:span text:style-name="Source_20_Text"><text:span text:style-name="T16">https://doc.rust-lang.org/stable/embedded-book/start/index.html</text:span></text:span></text:a></text:p>
      <text:p text:style-name="P11"><text:span text:style-name="Source_20_Text"><text:span text:style-name="T18">But pay attention to the changes made in the provided examples because they have been adopted to the next book version for microBit. Use the settings from the </text:span></text:span><text:span text:style-name="Source_20_Text"><text:span text:style-name="T19">b</text:span></text:span><text:span text:style-name="Source_20_Text"><text:span text:style-name="T18">ook for the F3Discovery board instead.</text:span></text:span></text:p>
      <text:h text:style-name="Heading_20_2" text:outline-level="2"><text:soft-page-break/><text:span text:style-name="Source_20_Text">Prepare host</text:span></text:h>
      <text:p text:style-name="P12"><text:span text:style-name="Source_20_Text">On an immutable syst</text:span><text:span text:style-name="Source_20_Text"><text:span text:style-name="T20">e</text:span></text:span><text:span text:style-name="Source_20_Text">m use a transactional shell, </text:span><text:span text:style-name="Source_20_Text"><text:span text:style-name="T21">ensure that there is no </text:span></text:span><text:span text:style-name="Source_20_Text"><text:span text:style-name="T22">u</text:span></text:span><text:span text:style-name="Source_20_Text"><text:span text:style-name="T21">pdate pending.</text:span></text:span></text:p>
      <text:p text:style-name="P13"><text:span text:style-name="Source_20_Text"><text:span text:style-name="T23">I</text:span></text:span><text:span text:style-name="Source_20_Text">n openSUSE </text:span><text:span text:style-name="Source_20_Text"><text:span text:style-name="T23">Aeon </text:span></text:span><text:span text:style-name="Source_20_Text"><text:span text:style-name="T24">for example</text:span></text:span><text:span text:style-name="Source_20_Text"> with:</text:span></text:p>
      <text:p text:style-name="P14"><text:span text:style-name="Source_20_Text">transactional-update shell</text:span></text:p>
      <text:p text:style-name="P14"><text:span text:style-name="Source_20_Text">sudo </text:span><text:span text:style-name="Source_20_Text"><text:span text:style-name="T25">vi</text:span></text:span><text:span text:style-name="Source_20_Text"> /etc/udev/rules.d/70-st-link.rules</text:span></text:p>
      <text:p text:style-name="Text_20_body"><text:span text:style-name="Source_20_Text"><text:span text:style-name="T26">Add the following lines</text:span></text:span><text:span text:style-name="Source_20_Text"><text:span text:style-name="T27">:</text:span></text:span></text:p>
      <text:p text:style-name="P14"><text:span text:style-name="Source_20_Text"># STM32F3DISCOVERY rev A/B – ST-LINK/V2</text:span></text:p>
      <text:p text:style-name="P14"><text:span text:style-name="Source_20_Text">ATTRS{idVendor}=="0483", ATTRS{idProduct}=="3748", TAG+="uaccess"</text:span></text:p>
      <text:p text:style-name="P14"><text:span text:style-name="Source_20_Text"># STM32F3DISCOVERY rev C+ - ST-LINK/V2-1</text:span></text:p>
      <text:p text:style-name="P14"><text:span text:style-name="Source_20_Text">ATTRS{idVendor}=="0483", ATTRS{idProduct}=="374b", TAG+="uaccess"</text:span></text:p>
      <text:p text:style-name="P14"><text:span text:style-name="Source_20_Text"/></text:p>
      <text:p text:style-name="P13"><text:span text:style-name="Source_20_Text">For those who are not familiar with vi: </text:span></text:p>
      <text:p text:style-name="P13"><text:span text:style-name="Source_20_Text"><text:span text:style-name="T28">Toggle to insert mode </text:span></text:span><text:span text:style-name="Source_20_Text"><text:span text:style-name="T29">before pasting </text:span></text:span><text:span text:style-name="Source_20_Text"><text:span text:style-name="T28">with</text:span></text:span></text:p>
      <text:p text:style-name="P14"><text:span text:style-name="Source_20_Text">Insert-key</text:span></text:p>
      <text:p text:style-name="P13"><text:span text:style-name="Source_20_Text"><text:span text:style-name="T28">L</text:span></text:span><text:span text:style-name="Source_20_Text">eave with</text:span></text:p>
      <text:p text:style-name="P14"><text:span text:style-name="Source_20_Text">ESC-key : w q Enter-key.</text:span></text:p>
      <text:p text:style-name="Text_20_body"><text:span text:style-name="Source_20_Text">Exit the transactional shell with</text:span></text:p>
      <text:p text:style-name="P15"><text:span text:style-name="Source_20_Text"><text:span text:style-name="T28">exit</text:span></text:span></text:p>
      <text:p text:style-name="Text_20_body"><text:span text:style-name="Source_20_Text"><text:span text:style-name="T30">In </text:span></text:span><text:span text:style-name="Source_20_Text"><text:span text:style-name="T31">most</text:span></text:span><text:span text:style-name="Source_20_Text"><text:span text:style-name="T30"> environments r</text:span></text:span><text:span text:style-name="Source_20_Text"><text:span text:style-name="T27">estart udev </text:span></text:span><text:span text:style-name="Source_20_Text"><text:span text:style-name="T30">is enough</text:span></text:span><text:span text:style-name="Source_20_Text"><text:span text:style-name="T27">:</text:span></text:span></text:p>
      <text:p text:style-name="P14"><text:span text:style-name="Source_20_Text">sudo udevadm control –reload-rules</text:span></text:p>
      <text:p text:style-name="Text_20_body"><text:span text:style-name="Source_20_Text"><text:span text:style-name="T32">Some environments and </text:span></text:span><text:span text:style-name="Source_20_Text"><text:span text:style-name="T33">every </text:span></text:span><text:span text:style-name="Source_20_Text"><text:span text:style-name="T32">i</text:span></text:span><text:span text:style-name="Source_20_Text">mmutable distro need a reboot!!</text:span></text:p>
      <text:p text:style-name="P14"><text:span text:style-name="Source_20_Text"/></text:p>
      <text:h text:style-name="Heading_20_2" text:outline-level="2"><text:span text:style-name="Source_20_Text"><text:span text:style-name="T34">Preparing the </text:span></text:span><text:span text:style-name="Source_20_Text"><text:span text:style-name="T35">distrobox</text:span></text:span></text:h>
      <text:h text:style-name="P16" text:outline-level="3"><text:span text:style-name="Source_20_Text"><text:span text:style-name="T36">Instantiate the distrobox</text:span></text:span></text:h>
      <text:p text:style-name="P17"><text:span text:style-name="Source_20_Text"><text:span text:style-name="T37">I am using the name „embedded“ for both, the boxes name and the hostname within the box.</text:span></text:span></text:p>
      <text:p text:style-name="P18"><text:span text:style-name="Source_20_Text">distrobox create --name embedded -i ubuntu --hostname embedded</text:span></text:p>
      <text:p text:style-name="P18"><text:span text:style-name="Source_20_Text">distrobox enter embedded</text:span></text:p>
      <text:p text:style-name="P19"><text:span text:style-name="Source_20_Text"><text:span text:style-name="T38">Ensure we are in the users home directory:</text:span></text:span></text:p>
      <text:p text:style-name="P18"><text:soft-page-break/><text:span text:style-name="Source_20_Text"><text:span text:style-name="T39">cd ~</text:span></text:span></text:p>
      <text:p text:style-name="P20"><text:span text:style-name="Source_20_Text"><text:span text:style-name="T40">Installation of basic (development) packages</text:span></text:span><text:span text:style-name="Source_20_Text"><text:span text:style-name="T38">:</text:span></text:span></text:p>
      <text:p text:style-name="P21"><text:span text:style-name="Source_20_Text">sudo apt install build-essential </text:span><text:span text:style-name="Source_20_Text"><text:span text:style-name="T41">gdb-multiarch </text:span></text:span><text:span text:style-name="Source_20_Text"><text:span text:style-name="T42">git </text:span></text:span><text:span text:style-name="Source_20_Text">libssl-dev </text:span><text:span text:style-name="Source_20_Text"><text:span text:style-name="T41">openocd</text:span></text:span><text:span text:style-name="Source_20_Text"><text:span text:style-name="T43"> </text:span></text:span><text:span text:style-name="Source_20_Text">pkg-config</text:span><text:span text:style-name="Source_20_Text"><text:span text:style-name="T41"> qemu-system-arm</text:span></text:span><text:span text:style-name="Source_20_Text"> </text:span><text:span text:style-name="Source_20_Text"><text:span text:style-name="T41">usbutils </text:span></text:span><text:span text:style-name="Source_20_Text">-y</text:span></text:p>
      <text:p text:style-name="P22"><text:span text:style-name="Source_20_Text"/></text:p>
      <text:h text:style-name="Heading_20_3" text:outline-level="3"><text:span text:style-name="Source_20_Text">Setting up Rust</text:span></text:h>
      <text:p text:style-name="P23"><text:span text:style-name="Source_20_Text">curl --proto '=https' --tlsv1.2 -sSf https://sh.rustup.rs | sh</text:span></text:p>
      <text:p text:style-name="P23"><text:span text:style-name="Source_20_Text"><text:tab/>select default installation</text:span></text:p>
      <text:p text:style-name="P23"><text:span text:style-name="Source_20_Text">. "$HOME/.cargo/env"</text:span></text:p>
      <text:p text:style-name="Text_20_body"><text:span text:style-name="Source_20_Text">=&gt; Test with: rustc –version</text:span></text:p>
      <text:p text:style-name="P24"><text:span text:style-name="Source_20_Text"><text:span text:style-name="T44">For qemu install:</text:span></text:span></text:p>
      <text:p text:style-name="P25"><text:span text:style-name="Source_20_Text">rustup target add thumbv7m-none-eabi</text:span></text:p>
      <text:p text:style-name="P24"><text:span text:style-name="Source_20_Text"><text:span text:style-name="T44">For the f3 discovery board install:</text:span></text:span></text:p>
      <text:p text:style-name="P25"><text:span text:style-name="Source_20_Text">rustup target add thumbv7em-none-eabihf</text:span></text:p>
      <text:p text:style-name="P26"><text:span text:style-name="Source_20_Text"><text:span text:style-name="T45">Helpful tools:</text:span></text:span></text:p>
      <text:p text:style-name="P27"><text:span text:style-name="Source_20_Text">cargo install cargo-binutils</text:span></text:p>
      <text:p text:style-name="P28"><text:span text:style-name="Source_20_Text">rustup component add llvm-tools</text:span></text:p>
      <text:p text:style-name="P29"><text:span text:style-name="Source_20_Text">cargo install cargo-generate</text:span></text:p>
      <text:p text:style-name="P28"><text:span text:style-name="Source_20_Text"/></text:p>
      <text:h text:style-name="Heading_20_3" text:outline-level="3"><text:span text:style-name="Source_20_Text">Test the installation</text:span></text:h>
      <text:p text:style-name="Text_20_body"><text:span text:style-name="Source_20_Text">Look for the board:</text:span></text:p>
      <text:p text:style-name="P28"><text:span text:style-name="Source_20_Text">lsusb</text:span></text:p>
      <text:p text:style-name="Text_20_body"><text:span text:style-name="Source_20_Text">The Output should look like:</text:span></text:p>
      <text:p text:style-name="P28"><text:span text:style-name="Source_20_Text">(..)</text:span></text:p>
      <text:p text:style-name="P28"><text:span text:style-name="Source_20_Text">Bus 00</text:span><text:span text:style-name="Source_20_Text"><text:span text:style-name="T46">3</text:span></text:span><text:span text:style-name="Source_20_Text"> Device 0</text:span><text:span text:style-name="Source_20_Text"><text:span text:style-name="T46">0</text:span></text:span><text:span text:style-name="Source_20_Text"><text:span text:style-name="T47">6</text:span></text:span><text:span text:style-name="Source_20_Text">: ID 0483:374b STMicroelectronics ST-LINK/V2.1</text:span></text:p>
      <text:p text:style-name="P28"><text:span text:style-name="Source_20_Text">(..)</text:span></text:p>
      <text:p text:style-name="Text_20_body"><text:span text:style-name="Source_20_Text"><text:span text:style-name="T48">List the</text:span></text:span><text:span text:style-name="Source_20_Text"><text:span text:style-name="T49"> device </text:span></text:span><text:span text:style-name="Source_20_Text">with:</text:span></text:p>
      <text:p text:style-name="P28"><text:span text:style-name="Source_20_Text">ls -l /dev/bus/usb/&lt;</text:span><text:span text:style-name="Source_20_Text"><text:span text:style-name="T50">bus&gt;</text:span></text:span><text:span text:style-name="Source_20_Text">/&lt;</text:span><text:span text:style-name="Source_20_Text"><text:span text:style-name="T50">device&gt;</text:span></text:span></text:p>
      <text:p text:style-name="Text_20_body"><text:span text:style-name="Source_20_Text">The command</text:span></text:p>
      <text:p text:style-name="P28"><text:span text:style-name="Source_20_Text">getfacl /dev/bus/usb/&lt;</text:span><text:span text:style-name="Source_20_Text"><text:span text:style-name="T51">bus&gt;</text:span></text:span><text:span text:style-name="Source_20_Text">/&lt;</text:span><text:span text:style-name="Source_20_Text"><text:span text:style-name="T51">device&gt;</text:span></text:span><text:span text:style-name="Source_20_Text"> </text:span><text:span text:style-name="Source_20_Text"><text:span text:style-name="T47">| grep user</text:span></text:span></text:p>
      <text:p text:style-name="Text_20_body"><text:soft-page-break/><text:span text:style-name="Source_20_Text">should show:</text:span></text:p>
      <text:p text:style-name="P30"><text:span text:style-name="Source_20_Text">user::rw-</text:span></text:p>
      <text:p text:style-name="P30"><text:span text:style-name="Source_20_Text">user:&lt;</text:span><text:span text:style-name="Source_20_Text"><text:span text:style-name="T48">your user&gt;</text:span></text:span><text:span text:style-name="Source_20_Text">:rw-</text:span></text:p>
      <text:p text:style-name="P30"><text:span text:style-name="Source_20_Text"/></text:p>
      <text:p text:style-name="Text_20_body"><text:span text:style-name="Source_20_Text">Run:</text:span></text:p>
      <text:p text:style-name="P28"><text:span text:style-name="Source_20_Text">openocd -f interface/stlink.cfg -f target/stm32f3x.cfg</text:span></text:p>
      <text:p text:style-name="Text_20_body"><text:span text:style-name="Source_20_Text">Should block the terminal with </text:span><text:span text:style-name="Source_20_Text"><text:span text:style-name="T52">an output similar</text:span></text:span><text:span text:style-name="Source_20_Text"> </text:span><text:span text:style-name="Source_20_Text"><text:span text:style-name="T52">to</text:span></text:span><text:span text:style-name="Source_20_Text">:</text:span></text:p>
      <text:p text:style-name="P31"><text:span text:style-name="Source_20_Text">Open On-Chip Debugger 0.12.0</text:span></text:p>
      <text:p text:style-name="P31"><text:span text:style-name="Source_20_Text">Licensed under GNU GPL v2</text:span></text:p>
      <text:p text:style-name="P31"><text:span text:style-name="Source_20_Text">For bug reports, read</text:span></text:p>
      <text:p text:style-name="P31"><text:span text:style-name="Source_20_Text"><text:tab/>http://openocd.org/doc/doxygen/bugs.html</text:span></text:p>
      <text:p text:style-name="P31"><text:span text:style-name="Source_20_Text">Info : auto-selecting first available session transport "hla_swd". To override use 'transport select &lt;transport&gt;'.</text:span></text:p>
      <text:p text:style-name="P31"><text:span text:style-name="Source_20_Text">Info : The selected transport took over low-level target control. The results might differ compared to plain JTAG/SWD</text:span></text:p>
      <text:p text:style-name="P31"><text:span text:style-name="Source_20_Text">Info : Listening on port 6666 for tcl connections</text:span></text:p>
      <text:p text:style-name="P31"><text:span text:style-name="Source_20_Text">Info : Listening on port 4444 for telnet connections</text:span></text:p>
      <text:p text:style-name="P31"><text:span text:style-name="Source_20_Text">Info : clock speed 1000 kHz</text:span></text:p>
      <text:p text:style-name="P31"><text:span text:style-name="Source_20_Text">Info : STLINK V2J37M26 (API v2) VID:PID 0483:374B</text:span></text:p>
      <text:p text:style-name="P31"><text:span text:style-name="Source_20_Text">Info : Target voltage: 2.894743</text:span></text:p>
      <text:p text:style-name="P31"><text:span text:style-name="Source_20_Text">Info : [stm32f3x.cpu] Cortex-M4 r0p1 processor detected</text:span></text:p>
      <text:p text:style-name="P31"><text:span text:style-name="Source_20_Text">Info : [stm32f3x.cpu] target has 6 breakpoints, 4 watchpoints</text:span></text:p>
      <text:p text:style-name="P31"><text:span text:style-name="Source_20_Text">Info : starting gdb server for stm32f3x.cpu on 3333</text:span></text:p>
      <text:p text:style-name="P31"><text:span text:style-name="Source_20_Text">Info : Listening on port 3333 for gdb connections</text:span></text:p>
      <text:p text:style-name="P31"><text:span text:style-name="Source_20_Text"/></text:p>
      <text:p text:style-name="Text_20_body"><text:span text:style-name="Source_20_Text">Pay attention to the line with the „breakpoints“!!</text:span></text:p>
      <text:p text:style-name="P31"><text:span text:style-name="Source_20_Text">Info : [stm32f3x.cpu] target has 6 breakpoints, 4 watchpoints</text:span></text:p>
      <text:p text:style-name="Text_20_body"><text:span text:style-name="Source_20_Text"><text:span text:style-name="T53">If you dont get it, </text:span></text:span><text:span text:style-name="Source_20_Text"><text:span text:style-name="T54">maybe you have old hardware. T</text:span></text:span><text:span text:style-name="Source_20_Text"><text:span text:style-name="T53">ry:</text:span></text:span></text:p>
      <text:p text:style-name="P31"><text:span text:style-name="Source_20_Text">openocd -f interface/stlink-v2.cfg -f target/stm32f3x.cfg</text:span></text:p>
      <text:p text:style-name="Text_20_body"><text:span text:style-name="Source_20_Text">or:</text:span></text:p>
      <text:p text:style-name="P31"><text:soft-page-break/><text:span text:style-name="Source_20_Text">openocd -f interface/stlink-v2-1.cfg -f target/stm32f3x.cfg</text:span></text:p>
      <text:p text:style-name="Text_20_body"><text:span text:style-name="Source_20_Text">depending on what your board revision is (see lsusb output):</text:span></text:p>
      <text:p text:style-name="Text_20_body"><text:span text:style-name="Source_20_Text">In case of old Hardware and/or Problems follow: </text:span></text:p>
      <text:p text:style-name="P31"><text:a xlink:type="simple" xlink:href="https://doc.rust-lang.org/stable/embedded-book/intro/install/verify.html" text:style-name="Internet_20_link" text:visited-style-name="Visited_20_Internet_20_Link"><text:span text:style-name="Source_20_Text">https://doc.rust-lang.org/stable/embedded-book/intro/install/verify.html</text:span></text:a></text:p>
      <text:p text:style-name="Text_20_body"><text:span text:style-name="Source_20_Text"><text:span text:style-name="T55">You </text:span></text:span><text:span text:style-name="Source_20_Text"><text:span text:style-name="T56">are</text:span></text:span><text:span text:style-name="Source_20_Text"><text:span text:style-name="T55"> now </text:span></text:span><text:span text:style-name="Source_20_Text"><text:span text:style-name="T57">en</text:span></text:span><text:span text:style-name="Source_20_Text"><text:span text:style-name="T55">able</text:span></text:span><text:span text:style-name="Source_20_Text"><text:span text:style-name="T57">d</text:span></text:span><text:span text:style-name="Source_20_Text"><text:span text:style-name="T55"> to develop for </text:span></text:span><text:span text:style-name="Source_20_Text"><text:span text:style-name="T58">Cortex-M3 in </text:span></text:span><text:span text:style-name="Source_20_Text"><text:span text:style-name="T59">QEMU and </text:span></text:span><text:span text:style-name="Source_20_Text"><text:span text:style-name="T58">the</text:span></text:span><text:span text:style-name="Source_20_Text"><text:span text:style-name="T59"> </text:span></text:span><text:span text:style-name="Source_20_Text"><text:span text:style-name="T55">STM F3 Discovery </text:span></text:span><text:span text:style-name="Source_20_Text"><text:span text:style-name="T58">board</text:span></text:span><text:span text:style-name="Source_20_Text"><text:span text:style-name="T55"> with</text:span></text:span><text:span text:style-name="Source_20_Text"><text:span text:style-name="T60">in that</text:span></text:span><text:span text:style-name="Source_20_Text"><text:span text:style-name="T55"> Distrobox </text:span></text:span><text:span text:style-name="Source_20_Text"><text:span text:style-name="T61">using a terminal</text:span></text:span><text:span text:style-name="Source_20_Text"><text:span text:style-name="T55">.</text:span></text:span></text:p>
      <text:p text:style-name="P32"><text:span text:style-name="Source_20_Text"><text:span text:style-name="T62">If you use the provided example code ensure to change memory.x to the proper values, as the defaults are changed for MicroBit!!</text:span></text:span></text:p>
      <text:p text:style-name="P33"><text:span text:style-name="Source_20_Text">Also pa</text:span><text:span text:style-name="Source_20_Text"><text:span text:style-name="T63">y attention to other configuration files, there are changes that may not work. Use the settings from the book </text:span></text:span><text:span text:style-name="Source_20_Text"><text:span text:style-name="T64">instead</text:span></text:span><text:span text:style-name="Source_20_Text"><text:span text:style-name="T63">.</text:span></text:span></text:p>
      <text:p text:style-name="P33"><text:span text:style-name="Source_20_Text"/></text:p>
      <text:p text:style-name="P33"><text:span text:style-name="Source_20_Text"><text:span text:style-name="T65">memory.x:</text:span></text:span></text:p>
      <text:p text:style-name="Text_20_body"><text:span text:style-name="Source_20_Text"><text:span text:style-name="T66">MEMORY</text:span></text:span></text:p>
      <text:p text:style-name="Text_20_body"><text:span text:style-name="Source_20_Text"><text:span text:style-name="T66">{</text:span></text:span></text:p>
      <text:p text:style-name="Text_20_body"><text:span text:style-name="Source_20_Text"><text:span text:style-name="T66"><text:s text:c="2"/>/* NOTE 1 K = 1 KiBi = 1024 bytes */</text:span></text:span></text:p>
      <text:p text:style-name="Text_20_body"><text:span text:style-name="Source_20_Text"><text:span text:style-name="T66"><text:s text:c="2"/>/* TODO Adjust these memory regions to match your device memory layout */</text:span></text:span></text:p>
      <text:p text:style-name="Text_20_body"><text:span text:style-name="Source_20_Text"><text:span text:style-name="T66"><text:s text:c="2"/>/* These values correspond to the LM3S6965, one of the few devices QEMU can emulate */</text:span></text:span></text:p>
      <text:p text:style-name="Text_20_body"><text:span text:style-name="Source_20_Text"><text:span text:style-name="T66"><text:s text:c="2"/>FLASH : ORIGIN = 0x08000000, LENGTH = 256K</text:span></text:span></text:p>
      <text:p text:style-name="Text_20_body"><text:span text:style-name="Source_20_Text"><text:span text:style-name="T66"><text:s text:c="2"/>RAM : ORIGIN = 0x20000000, LENGTH = 40K</text:span></text:span></text:p>
      <text:p text:style-name="Text_20_body"><text:span text:style-name="Source_20_Text"><text:span text:style-name="T66">}</text:span></text:span></text:p>
      <text:p text:style-name="P33"><text:span text:style-name="Source_20_Text"><text:span text:style-name="T65">openocd.gdb</text:span></text:span></text:p>
      <text:p text:style-name="Text_20_body"><text:span text:style-name="Source_20_Text"><text:span text:style-name="T66">target extended-remote :3333</text:span></text:span></text:p>
      <text:p text:style-name="Text_20_body"><text:span text:style-name="Source_20_Text"><text:span text:style-name="T66"/></text:span></text:p>
      <text:p text:style-name="Text_20_body"><text:span text:style-name="Source_20_Text"><text:span text:style-name="T66"># print demangled symbols</text:span></text:span></text:p>
      <text:p text:style-name="Text_20_body"><text:span text:style-name="Source_20_Text"><text:span text:style-name="T66">set print asm-demangle on</text:span></text:span></text:p>
      <text:p text:style-name="Text_20_body"><text:span text:style-name="Source_20_Text"><text:span text:style-name="T66"/></text:span></text:p>
      <text:p text:style-name="Text_20_body"><text:span text:style-name="Source_20_Text"><text:span text:style-name="T66"># set backtrace limit to not have infinite backtrace loops</text:span></text:span></text:p>
      <text:p text:style-name="Text_20_body"><text:span text:style-name="Source_20_Text"><text:span text:style-name="T66">set backtrace limit 32</text:span></text:span></text:p>
      <text:p text:style-name="Text_20_body"><text:span text:style-name="Source_20_Text"><text:span text:style-name="T66"/></text:span></text:p>
      <text:p text:style-name="Text_20_body"><text:span text:style-name="Source_20_Text"><text:span text:style-name="T66"># detect unhandled exceptions, hard faults and panics</text:span></text:span></text:p>
      <text:p text:style-name="Text_20_body"><text:span text:style-name="Source_20_Text"><text:span text:style-name="T66">break DefaultHandler</text:span></text:span></text:p>
      <text:p text:style-name="Text_20_body"><text:span text:style-name="Source_20_Text"><text:span text:style-name="T66">break HardFault</text:span></text:span></text:p>
      <text:p text:style-name="Text_20_body"><text:span text:style-name="Source_20_Text"><text:span text:style-name="T66">break rust_begin_unwind</text:span></text:span></text:p>
      <text:p text:style-name="Text_20_body"><text:span text:style-name="Source_20_Text"><text:span text:style-name="T66"/></text:span></text:p>
      <text:p text:style-name="Text_20_body"><text:span text:style-name="Source_20_Text"><text:span text:style-name="T66">monitor arm semihosting enable</text:span></text:span></text:p>
      <text:p text:style-name="Text_20_body"><text:soft-page-break/><text:span text:style-name="Source_20_Text"><text:span text:style-name="T66"/></text:span></text:p>
      <text:p text:style-name="Text_20_body"><text:span text:style-name="Source_20_Text"><text:span text:style-name="T66">load</text:span></text:span></text:p>
      <text:p text:style-name="Text_20_body"><text:span text:style-name="Source_20_Text"><text:span text:style-name="T66"/></text:span></text:p>
      <text:p text:style-name="Text_20_body"><text:span text:style-name="Source_20_Text"><text:span text:style-name="T66"># start the process but immediately halt the processor</text:span></text:span></text:p>
      <text:p text:style-name="Text_20_body"><text:span text:style-name="Source_20_Text"><text:span text:style-name="T66">stepi</text:span></text:span></text:p>
      <text:p text:style-name="P33"><text:span text:style-name="Source_20_Text"/></text:p>
      <text:h text:style-name="Heading_20_3" text:outline-level="3">Setup <text:span text:style-name="T8"><text:s/></text:span>VSCode <text:span text:style-name="T67">extensions</text:span></text:h>
      <text:p text:style-name="Text_20_body"><text:span text:style-name="Source_20_Text"><text:span text:style-name="T68">Connect to the distrobox in VSCode and i</text:span></text:span><text:span text:style-name="Source_20_Text"><text:span text:style-name="T69">nstall the following extensions:</text:span></text:span></text:p>
      <text:p text:style-name="Text_20_body"><text:span text:style-name="Source_20_Text"><text:span text:style-name="T66">rust-analyzer, Dependi, Even Better TOML, Error Lens</text:span></text:span></text:p>
      <text:p text:style-name="Text_20_body"><text:span text:style-name="Source_20_Text"/></text:p>
      <text:p text:style-name="Text_20_body"><text:span text:style-name="Source_20_Text"><text:span text:style-name="T55">You </text:span></text:span><text:span text:style-name="Source_20_Text"><text:span text:style-name="T70">can</text:span></text:span><text:span text:style-name="Source_20_Text"><text:span text:style-name="T55"> now </text:span></text:span><text:span text:style-name="Source_20_Text"><text:span text:style-name="T71">follow „The Embedded Rust Book“</text:span></text:span><text:span text:style-name="Source_20_Text"><text:span text:style-name="T55"> </text:span></text:span><text:span text:style-name="Source_20_Text"><text:span text:style-name="T72">using VSCode </text:span></text:span><text:span text:style-name="Source_20_Text"><text:span text:style-name="T71">as your IDE</text:span></text:span><text:span text:style-name="Source_20_Text"><text:span text:style-name="T55">.</text:span></text:span></text:p>
      <text:p text:style-name="Text_20_body"><text:span text:style-name="Source_20_Text"/></text:p>
      <text:h text:style-name="Heading_20_2" text:outline-level="2"><text:span text:style-name="Source_20_Text">Enhancements made during „The Embedded Rust Book“</text:span></text:h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h text:style-name="Heading_20_1" text:outline-level="1"><text:span text:style-name="Source_20_Text">Helpful resources</text:span></text:h>
      <text:h text:style-name="Heading_20_2" text:outline-level="2"><text:span text:style-name="Source_20_Text">Rust</text:span></text:h>
      <text:p text:style-name="P34"><text:span text:style-name="Source_20_Text"><text:span text:style-name="T73">Rust Book: </text:span></text:span><text:a xlink:type="simple" xlink:href="https://doc.rust-lang.org/book/" text:style-name="Internet_20_link" text:visited-style-name="Visited_20_Internet_20_Link"><text:span text:style-name="Source_20_Text"><text:span text:style-name="T73">https://doc.rust-lang.org/book/</text:span></text:span></text:a></text:p>
      <text:p text:style-name="P35"><text:span text:style-name="Source_20_Text"><text:span text:style-name="T73">Embedded </text:span></text:span><text:span text:style-name="Source_20_Text"><text:span text:style-name="T74">Rust</text:span></text:span><text:span text:style-name="Source_20_Text"><text:span text:style-name="T73"> Book: </text:span></text:span><text:a xlink:type="simple" xlink:href="https://doc.rust-lang.org/stable/embedded-book/" text:style-name="Internet_20_link" text:visited-style-name="Visited_20_Internet_20_Link"><text:span text:style-name="Source_20_Text">https://doc.rust-lang.org/stable/embedded-book/</text:span></text:a></text:p>
      <text:h text:style-name="Heading_20_2" text:outline-level="2"><text:span text:style-name="Source_20_Text">Distrobox:</text:span></text:h>
      <text:p text:style-name="P35"><text:a xlink:type="simple" xlink:href="https://distrobox.it/" text:style-name="Internet_20_link" text:visited-style-name="Visited_20_Internet_20_Link"><text:span text:style-name="Source_20_Text">https://distrobox.it/</text:span></text:a></text:p>
      <text:p text:style-name="P36"><text:span text:style-name="Source_20_Text"><text:span text:style-name="T75">Creation: </text:span></text:span><text:a xlink:type="simple" xlink:href="https://distrobox.it/usage/distrobox-create/" text:style-name="Internet_20_link" text:visited-style-name="Visited_20_Internet_20_Link"><text:span text:style-name="Source_20_Text">https://distrobox.it/usage/distrobox-create/</text:span></text:a></text:p>
      <text:p text:style-name="P36"><text:span text:style-name="Source_20_Text"><text:span text:style-name="T75">VSCode: </text:span></text:span><text:a xlink:type="simple" xlink:href="https://distrobox.it/posts/integrate_vscode_distrobox/" text:style-name="Internet_20_link" text:visited-style-name="Visited_20_Internet_20_Link"><text:span text:style-name="Source_20_Text">https://distrobox.it/posts/integrate_vscode_distrobox/</text:span></text:a></text:p>
      <text:p text:style-name="P35"><text:span text:style-name="Source_20_Text"/></text:p>
      <text:h text:style-name="Heading_20_1" text:outline-level="1"><text:soft-page-break/><text:span text:style-name="Source_20_Text">Credits</text:span></text:h>
      <text:p text:style-name="P37"><text:span text:style-name="Source_20_Text"><text:span text:style-name="T76">ToDo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9T08:12:56.699405566</meta:creation-date>
    <dc:date>2025-05-10T10:28:12.526223783</dc:date>
    <meta:editing-duration>PT11H49M28S</meta:editing-duration>
    <meta:editing-cycles>154</meta:editing-cycles>
    <meta:generator>LibreOffice/25.2.3.2$Linux_X86_64 LibreOffice_project/bbb074479178df812d175f709636b368952c2ce3</meta:generator>
    <meta:document-statistic meta:table-count="0" meta:image-count="0" meta:object-count="0" meta:page-count="7" meta:paragraph-count="139" meta:word-count="821" meta:character-count="5818" meta:non-whitespace-character-count="5119"/>
  </office:meta>
</office:document-meta>
</file>